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1829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2f9af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81829d" officeooo:paragraph-rsid="0082ff35" style:font-weight-asian="bold" style:font-weight-complex="bold"/>
    </style:style>
    <style:style style:name="P6" style:family="paragraph" style:parent-style-name="Subtitle">
      <style:paragraph-properties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1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Text_20_body" style:list-style-name="WWNum1"/>
    <style:style style:name="P14" style:family="paragraph" style:parent-style-name="Text_20_body" style:list-style-name="WWNum1">
      <style:text-properties officeooo:paragraph-rsid="00b23677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rsid="00acbfa9" officeooo:paragraph-rsid="00acbfa9"/>
    </style:style>
    <style:style style:name="P17" style:family="paragraph" style:parent-style-name="Text_20_body" style:list-style-name="WWNum1">
      <style:text-properties officeooo:rsid="00b6d95f" officeooo:paragraph-rsid="00b6d95f"/>
    </style:style>
    <style:style style:name="P18" style:family="paragraph" style:parent-style-name="Text_20_body" style:list-style-name="L1">
      <style:text-properties officeooo:rsid="00c68d35" officeooo:paragraph-rsid="00c68d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b995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90d1d4" style:font-weight-asian="normal" style:font-weight-complex="normal"/>
    </style:style>
    <style:style style:name="T5" style:family="text">
      <style:text-properties style:use-window-font-color="true" style:font-name="Liberation Serif" fo:font-size="12pt" fo:language="en" fo:country="IN" officeooo:rsid="00939ef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IN" officeooo:rsid="0093ac2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IN" officeooo:rsid="00a6c10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IN" officeooo:rsid="00adafb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IN" officeooo:rsid="00b2367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use-window-font-color="true" style:font-name="Liberation Serif" fo:font-size="12pt" fo:language="en" fo:country="IN" officeooo:rsid="00b6d95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use-window-font-color="true" style:font-name="Liberation Serif" fo:font-size="12pt" fo:language="en" fo:country="IN" officeooo:rsid="00b80d8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style:font-name="Liberation Serif" fo:font-size="12pt" fo:language="en" fo:country="IN" fo:font-weight="normal" officeooo:rsid="009133da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officeooo:rsid="0082f9af"/>
    </style:style>
    <style:style style:name="T14" style:family="text">
      <style:text-properties officeooo:rsid="0082ff35"/>
    </style:style>
    <style:style style:name="T15" style:family="text">
      <style:text-properties officeooo:rsid="008f7a38"/>
    </style:style>
    <style:style style:name="T16" style:family="text">
      <style:text-properties officeooo:rsid="00acbfa9"/>
    </style:style>
    <style:style style:name="T17" style:family="text">
      <style:text-properties officeooo:rsid="00acc3ed"/>
    </style:style>
    <style:style style:name="T18" style:family="text">
      <style:text-properties officeooo:rsid="00adafba"/>
    </style:style>
    <style:style style:name="T19" style:family="text">
      <style:text-properties officeooo:rsid="00b23677"/>
    </style:style>
    <style:style style:name="T20" style:family="text">
      <style:text-properties officeooo:rsid="00b47554"/>
    </style:style>
    <style:style style:name="T21" style:family="text">
      <style:text-properties officeooo:rsid="00b6d95f"/>
    </style:style>
    <style:style style:name="T22" style:family="text">
      <style:text-properties officeooo:rsid="00b80d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 STRUCTURES LAB</text:p>
      <text:p text:style-name="P2">AMAL NATH M</text:p>
      <text:p text:style-name="P2">R3 11</text:p>
      <text:p text:style-name="P2"/>
      <text:p text:style-name="P6">EXPERIMENT <text:span text:style-name="T15">10</text:span>c</text:p>
      <text:p text:style-name="P7"/>
      <text:p text:style-name="P7"><text:span text:style-name="T1">AIM </text:span><text:span text:style-name="T3">:- Write a program to sort a set of numbers using a binary search tree.</text:span></text:p>
      <text:p text:style-name="P8"/>
      <text:p text:style-name="P7"><text:span text:style-name="T1">DATA STRUCTURE USED </text:span><text:span text:style-name="T3">:- </text:span><text:span text:style-name="T4">TREE using </text:span><text:span text:style-name="T3">LINKED LIST is the data structure used.</text:span></text:p>
      <text:p text:style-name="P9"/>
      <text:p text:style-name="P7"><text:span text:style-name="T1">ALGORITHM</text:span><text:span text:style-name="T3"> :- </text:span></text:p>
      <text:p text:style-name="P10">Algorithm Insert<text:span text:style-name="T5">BST</text:span></text:p>
      <text:p text:style-name="P7">START</text:p>
      <text:list xml:id="list4192027290" text:style-name="WWNum1">
        <text:list-item>
          <text:p text:style-name="P13"><text:span text:style-name="T20">W</text:span>hile ptr != NULL<text:tab/><text:tab/>//<text:span text:style-name="T19">Initially, ptr = ROOT</text:span></text:p>
        </text:list-item>
        <text:list-item>
          <text:p text:style-name="P13"><text:tab/><text:span text:style-name="T9">If </text:span>ITEM &lt;= ptr-&gt;DATA</text:p>
        </text:list-item>
        <text:list-item>
          <text:p text:style-name="P13"><text:tab/><text:tab/>ptr1 = ptr</text:p>
        </text:list-item>
        <text:list-item>
          <text:p text:style-name="P13"><text:tab/><text:tab/>ptr = ptr-&gt;LC</text:p>
        </text:list-item>
        <text:list-item>
          <text:p text:style-name="P13"><text:tab/><text:span text:style-name="T19">E</text:span>lse if ITEM &gt; ptr-&gt;DATA</text:p>
        </text:list-item>
        <text:list-item>
          <text:p text:style-name="P13"><text:tab/><text:tab/>ptr1 = ptr</text:p>
        </text:list-item>
        <text:list-item>
          <text:p text:style-name="P13"><text:tab/><text:tab/>ptr = ptr-&gt;RC</text:p>
        </text:list-item>
        <text:list-item>
          <text:p text:style-name="P13"><text:tab/><text:span text:style-name="T19">Endif</text:span></text:p>
        </text:list-item>
        <text:list-item>
          <text:p text:style-name="P14"><text:span text:style-name="T19">Endwhile</text:span></text:p>
        </text:list-item>
        <text:list-item>
          <text:p text:style-name="P13"><text:span text:style-name="T21">I</text:span>f ptr = NULL</text:p>
        </text:list-item>
        <text:list-item>
          <text:p text:style-name="P13"><text:tab/><text:span text:style-name="T21">I</text:span>f ptr1-&gt;DATA &lt; ITEM</text:p>
        </text:list-item>
        <text:list-item>
          <text:p text:style-name="P13"><text:tab/><text:tab/>ptr1-&gt;RC = <text:span text:style-name="T10">GetNode(NODE)</text:span></text:p>
        </text:list-item>
        <text:list-item>
          <text:p text:style-name="P13"><text:tab/><text:tab/>ptr1-&gt;RC-&gt;LC = NULL</text:p>
        </text:list-item>
        <text:list-item>
          <text:p text:style-name="P13"><text:tab/><text:tab/>ptr1-&gt;RC-&gt;RC = NULL</text:p>
        </text:list-item>
        <text:list-item>
          <text:p text:style-name="P13"><text:tab/><text:tab/>ptr1-&gt;RC-&gt;DATA = ITEM</text:p>
        </text:list-item>
        <text:list-item>
          <text:p text:style-name="P13"><text:tab/><text:span text:style-name="T21">E</text:span>lse</text:p>
        </text:list-item>
        <text:list-item>
          <text:p text:style-name="P13"><text:tab/><text:tab/>ptr1-&gt;LC = <text:span text:style-name="T11">GetNode(NODE)</text:span></text:p>
        </text:list-item>
        <text:list-item>
          <text:p text:style-name="P13"><text:tab/><text:tab/>ptr1-&gt;LC-&gt;LC = NULL</text:p>
        </text:list-item>
        <text:list-item>
          <text:p text:style-name="P13"><text:soft-page-break/><text:tab/><text:tab/>ptr1-&gt;LC-&gt;RC = NULL</text:p>
        </text:list-item>
        <text:list-item>
          <text:p text:style-name="P13"><text:tab/><text:tab/>ptr1-&gt;LC-&gt;DATA = ITEM</text:p>
        </text:list-item>
        <text:list-item>
          <text:p text:style-name="P13"><text:tab/><text:span text:style-name="T21">Endif</text:span></text:p>
        </text:list-item>
        <text:list-item>
          <text:p text:style-name="P17">Endif</text:p>
        </text:list-item>
      </text:list>
      <text:p text:style-name="P10">STOP</text:p>
      <text:p text:style-name="P10"/>
      <text:p text:style-name="P10">Algorithm <text:span text:style-name="T6">SortBST</text:span><text:span text:style-name="T7">(ptr, arr)</text:span></text:p>
      <text:p text:style-name="P10">START</text:p>
      <text:list xml:id="list2518912667" text:style-name="L1">
        <text:list-item>
          <text:p text:style-name="P15"><text:span text:style-name="T16">If </text:span>ptr-&gt;LC != NULL<text:tab/><text:tab/>//<text:span text:style-name="T16">Initially, ptr = ROOT, </text:span><text:span text:style-name="T17">i = 0</text:span></text:p>
        </text:list-item>
        <text:list-item>
          <text:p text:style-name="P15"><text:tab/><text:span text:style-name="T16">S</text:span>ortBST(ptr-&gt;LC, arr)</text:p>
        </text:list-item>
        <text:list-item>
          <text:p text:style-name="P16">Endif</text:p>
        </text:list-item>
        <text:list-item>
          <text:p text:style-name="P15">arr[i] = ptr-&gt;DATA</text:p>
        </text:list-item>
        <text:list-item>
          <text:p text:style-name="P15">i++</text:p>
        </text:list-item>
        <text:list-item>
          <text:p text:style-name="P15"><text:span text:style-name="T8">If </text:span>ptr-&gt;RC != NULL</text:p>
        </text:list-item>
        <text:list-item>
          <text:p text:style-name="P15"><text:tab/><text:span text:style-name="T18">S</text:span>ortBST(ptr-&gt;RC, arr)</text:p>
        </text:list-item>
        <text:list-item>
          <text:p text:style-name="P18">Endif</text:p>
        </text:list-item>
      </text:list>
      <text:p text:style-name="P10">STOP</text:p>
      <text:p text:style-name="P7"/>
      <text:p text:style-name="P7"><text:span text:style-name="T1">PROGRAM CODE</text:span><text:span text:style-name="T3"> :- </text:span></text:p>
      <text:p text:style-name="P1">#include&lt;stdio.h&gt;</text:p>
      <text:p text:style-name="P1">#include&lt;stdlib.h&gt;</text:p>
      <text:p text:style-name="P1"/>
      <text:p text:style-name="P1">int i = 0;</text:p>
      <text:p text:style-name="P1"/>
      <text:p text:style-name="P1">struct node</text:p>
      <text:p text:style-name="P1">{</text:p>
      <text:p text:style-name="P1"><text:tab/>int DATA;</text:p>
      <text:p text:style-name="P1"><text:tab/>struct node* LC;</text:p>
      <text:p text:style-name="P1"><text:tab/>struct node* RC;</text:p>
      <text:p text:style-name="P1">};</text:p>
      <text:p text:style-name="P1"/>
      <text:p text:style-name="P1">void sortBST(struct node* ptr, int* arr)</text:p>
      <text:p text:style-name="P1">{</text:p>
      <text:p text:style-name="P1"><text:tab/>if(ptr-&gt;LC != NULL)</text:p>
      <text:p text:style-name="P1"><text:tab/><text:tab/>sortBST(ptr-&gt;LC, arr);</text:p>
      <text:p text:style-name="P1"><text:tab/></text:p>
      <text:p text:style-name="P1"><text:tab/>arr[i] = ptr-&gt;DATA;</text:p>
      <text:p text:style-name="P1"><text:tab/>i++;</text:p>
      <text:p text:style-name="P1"><text:tab/></text:p>
      <text:p text:style-name="P1"><text:tab/>if(ptr-&gt;RC != NULL)</text:p>
      <text:p text:style-name="P1"><text:soft-page-break/><text:tab/><text:tab/>sortBST(ptr-&gt;RC, arr);</text:p>
      <text:p text:style-name="P1">}</text:p>
      <text:p text:style-name="P1"/>
      <text:p text:style-name="P1">void insertBST(struct node* ptr, int ITEM)</text:p>
      <text:p text:style-name="P1">{<text:tab/></text:p>
      <text:p text:style-name="P1"><text:tab/>struct node* ptr1;</text:p>
      <text:p text:style-name="P1"><text:tab/></text:p>
      <text:p text:style-name="P1"><text:tab/>while(ptr != NULL)</text:p>
      <text:p text:style-name="P1"><text:tab/>{</text:p>
      <text:p text:style-name="P1"><text:tab/><text:tab/>if(ITEM &lt;= ptr-&gt;DATA)</text:p>
      <text:p text:style-name="P1"><text:tab/><text:tab/>{</text:p>
      <text:p text:style-name="P1"><text:tab/><text:tab/><text:tab/>ptr1 = ptr;</text:p>
      <text:p text:style-name="P1"><text:tab/><text:tab/><text:tab/>ptr = ptr-&gt;LC;</text:p>
      <text:p text:style-name="P1"><text:tab/><text:tab/>}</text:p>
      <text:p text:style-name="P1"><text:tab/><text:tab/>else if(ITEM &gt; ptr-&gt;DATA)</text:p>
      <text:p text:style-name="P1"><text:tab/><text:tab/>{</text:p>
      <text:p text:style-name="P1"><text:tab/><text:tab/><text:tab/>ptr1 = ptr;</text:p>
      <text:p text:style-name="P1"><text:tab/><text:tab/><text:tab/>ptr = ptr-&gt;RC;</text:p>
      <text:p text:style-name="P1"><text:tab/><text:tab/>}</text:p>
      <text:p text:style-name="P1"><text:tab/>}</text:p>
      <text:p text:style-name="P1"><text:tab/></text:p>
      <text:p text:style-name="P1"><text:tab/>if(ptr == NULL)</text:p>
      <text:p text:style-name="P1"><text:tab/>{</text:p>
      <text:p text:style-name="P1"><text:tab/><text:tab/>if(ptr1-&gt;DATA &lt; ITEM)</text:p>
      <text:p text:style-name="P1"><text:tab/><text:tab/>{</text:p>
      <text:p text:style-name="P1"><text:tab/><text:tab/><text:tab/>ptr1-&gt;RC = (struct node*) malloc(sizeof(struct node));</text:p>
      <text:p text:style-name="P1"><text:tab/><text:tab/><text:tab/>ptr1-&gt;RC-&gt;LC = NULL;</text:p>
      <text:p text:style-name="P1"><text:tab/><text:tab/><text:tab/>ptr1-&gt;RC-&gt;RC = NULL;</text:p>
      <text:p text:style-name="P1"><text:tab/><text:tab/><text:tab/>ptr1-&gt;RC-&gt;DATA = ITEM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tr1-&gt;LC = (struct node*) malloc(sizeof(struct node));</text:p>
      <text:p text:style-name="P1"><text:tab/><text:tab/><text:tab/>ptr1-&gt;LC-&gt;LC = NULL;</text:p>
      <text:p text:style-name="P1"><text:tab/><text:tab/><text:tab/>ptr1-&gt;LC-&gt;RC = NULL;</text:p>
      <text:p text:style-name="P1"><text:tab/><text:tab/><text:tab/>ptr1-&gt;LC-&gt;DATA = ITEM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* arr;</text:p>
      <text:p text:style-name="P1"><text:tab/>int n;</text:p>
      <text:p text:style-name="P1"><text:tab/></text:p>
      <text:p text:style-name="P1"><text:tab/>printf("Enter the array size\n");</text:p>
      <text:p text:style-name="P1"><text:tab/>scanf("%d", &amp;n);</text:p>
      <text:p text:style-name="P1"><text:tab/></text:p>
      <text:p text:style-name="P1"><text:tab/>arr = malloc(n*sizeof(int));</text:p>
      <text:p text:style-name="P1"><text:tab/></text:p>
      <text:p text:style-name="P1"><text:tab/>printf("Enter the numbers\n");</text:p>
      <text:p text:style-name="P1"><text:tab/>for(int i=0; i&lt;n; i++)</text:p>
      <text:p text:style-name="P1"><text:soft-page-break/><text:tab/><text:tab/>scanf("%d", &amp;arr[i]);</text:p>
      <text:p text:style-name="P1"><text:tab/><text:tab/></text:p>
      <text:p text:style-name="P1"><text:tab/>struct node* ROOT = (struct node*) malloc(sizeof(struct node));</text:p>
      <text:p text:style-name="P1"><text:tab/>ROOT-&gt;LC = NULL;</text:p>
      <text:p text:style-name="P1"><text:tab/>ROOT-&gt;RC = NULL;</text:p>
      <text:p text:style-name="P1"><text:tab/>ROOT-&gt;DATA = arr[0];</text:p>
      <text:p text:style-name="P1"><text:tab/></text:p>
      <text:p text:style-name="P1"><text:tab/>for(int i=1; i&lt;n; i++)</text:p>
      <text:p text:style-name="P1"><text:tab/><text:tab/>insertBST(ROOT, arr[i]);</text:p>
      <text:p text:style-name="P1"><text:tab/><text:tab/></text:p>
      <text:p text:style-name="P1"><text:tab/>sortBST(ROOT, arr);</text:p>
      <text:p text:style-name="P1"><text:tab/></text:p>
      <text:p text:style-name="P1"><text:tab/>printf("Sorted array: ");</text:p>
      <text:p text:style-name="P1"><text:tab/></text:p>
      <text:p text:style-name="P1"><text:tab/>for(int i=0; i&lt;n; i++)</text:p>
      <text:p text:style-name="P1"><text:tab/><text:tab/>printf("%d ", arr[i]);</text:p>
      <text:p text:style-name="P1"><text:tab/>printf("\n");</text:p>
      <text:p text:style-name="P1">}</text:p>
      <text:p text:style-name="Subtitle"/>
      <text:p text:style-name="P7"><text:span text:style-name="T1">SAMPLE OUTPUT</text:span><text:span text:style-name="T2">S</text:span><text:span text:style-name="T1"> </text:span><text:span text:style-name="T3">:-</text:span></text:p>
      <text:p text:style-name="P3">1.)</text:p>
      <text:p text:style-name="P1">Enter the array size</text:p>
      <text:p text:style-name="P1">3</text:p>
      <text:p text:style-name="P1">Enter the numbers</text:p>
      <text:p text:style-name="P1">3</text:p>
      <text:p text:style-name="P1">2</text:p>
      <text:p text:style-name="P1">1</text:p>
      <text:p text:style-name="P1">Sorted array: 1 2 3 </text:p>
      <text:p text:style-name="P1"/>
      <text:p text:style-name="P1"/>
      <text:p text:style-name="P3">2.)</text:p>
      <text:p text:style-name="P1">Enter the array size</text:p>
      <text:p text:style-name="P1">5</text:p>
      <text:p text:style-name="P1">Enter the numbers</text:p>
      <text:p text:style-name="P1">1</text:p>
      <text:p text:style-name="P1">5</text:p>
      <text:p text:style-name="P1">2</text:p>
      <text:p text:style-name="P1">4</text:p>
      <text:p text:style-name="P1">3</text:p>
      <text:p text:style-name="P1">Sorted array: 1 2 3 4 5 </text:p>
      <text:p text:style-name="P1"/>
      <text:p text:style-name="P1"/>
      <text:p text:style-name="P4"><text:span text:style-name="T13">3</text:span>.)</text:p>
      <text:p text:style-name="P1">Enter the array size</text:p>
      <text:p text:style-name="P1">4</text:p>
      <text:p text:style-name="P1">Enter the numbers</text:p>
      <text:p text:style-name="P1">-1</text:p>
      <text:p text:style-name="P1">2</text:p>
      <text:p text:style-name="P1">-1</text:p>
      <text:p text:style-name="P1">0</text:p>
      <text:p text:style-name="P1"><text:soft-page-break/>Sorted array: -1 -1 0 2 </text:p>
      <text:p text:style-name="P1"/>
      <text:p text:style-name="P1"/>
      <text:p text:style-name="P5"><text:span text:style-name="T14">4</text:span>.)</text:p>
      <text:p text:style-name="Standard">Enter the array size</text:p>
      <text:p text:style-name="Standard">10</text:p>
      <text:p text:style-name="Standard">Enter the numbers</text:p>
      <text:p text:style-name="Standard">-2</text:p>
      <text:p text:style-name="Standard">24</text:p>
      <text:p text:style-name="Standard">12</text:p>
      <text:p text:style-name="Standard">12</text:p>
      <text:p text:style-name="Standard">14</text:p>
      <text:p text:style-name="Standard">-12</text:p>
      <text:p text:style-name="Standard">1</text:p>
      <text:p text:style-name="Standard">23</text:p>
      <text:p text:style-name="Standard">6</text:p>
      <text:p text:style-name="Standard">15</text:p>
      <text:p text:style-name="Standard">Sorted array: -12 -2 1 6 12 12 14 15 23 24 </text:p>
      <text:p text:style-name="Subtitle"/>
      <text:p text:style-name="Standard"/>
      <text:p text:style-name="P10"><text:span text:style-name="T1">RESULT </text:span><text:span text:style-name="T3">:- </text:span><text:span text:style-name="T12">The given set of numbers are sorted using a binary search tre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</meta:creation-date>
    <dc:language>en-IN</dc:language>
    <dc:date>2020-12-30T09:06:48.859762955</dc:date>
    <meta:editing-cycles>145</meta:editing-cycles>
    <meta:editing-duration>PT5H5M59S</meta:editing-duration>
    <meta:generator>LibreOffice/6.4.6.2$Linux_X86_64 LibreOffice_project/40$Build-2</meta:generator>
    <meta:document-statistic meta:table-count="0" meta:image-count="0" meta:object-count="0" meta:page-count="5" meta:paragraph-count="174" meta:word-count="463" meta:character-count="2533" meta:non-whitespace-character-count="2107"/>
  </office:meta>
</office:document-meta>
</file>